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498cm" style:rel-column-width="32760*"/>
    </style:style>
    <style:style style:name="Tabelle1.B" style:family="table-column">
      <style:table-column-properties style:column-width="3.833cm" style:rel-column-width="14775*"/>
    </style:style>
    <style:style style:name="Tabelle1.C" style:family="table-column">
      <style:table-column-properties style:column-width="4.669cm" style:rel-column-width="18000*"/>
    </style:style>
    <style:style style:name="Tabelle1.A1" style:family="table-cell">
      <style:table-cell-properties fo:background-color="transparent" fo:padding="0.097cm" fo:border-left="none" fo:border-right="none" fo:border-top="1pt solid #808080" fo:border-bottom="none">
        <style:background-image/>
      </style:table-cell-properties>
    </style:style>
    <style:style style:name="Tabelle1.A2" style:family="table-cell">
      <style:table-cell-properties fo:background-color="transparent" fo:padding="0.097cm" fo:border="none">
        <style:background-image/>
      </style:table-cell-properties>
    </style:style>
    <style:style style:name="Tabelle1.A4" style:family="table-cell">
      <style:table-cell-properties fo:background-color="transparent" fo:padding="0.097cm" fo:border-left="none" fo:border-right="none" fo:border-top="none" fo:border-bottom="1pt solid #808080">
        <style:background-image/>
      </style:table-cell-properties>
    </style:style>
    <style:style style:name="Tabelle2" style:family="table">
      <style:table-properties style:width="17.029cm" fo:margin-left="-0.016cm" fo:margin-right="-0.012cm" table:align="margins"/>
    </style:style>
    <style:style style:name="Tabelle2.A" style:family="table-column">
      <style:table-column-properties style:column-width="0.956cm" style:rel-column-width="3679*"/>
    </style:style>
    <style:style style:name="Tabelle2.B" style:family="table-column">
      <style:table-column-properties style:column-width="1.09cm" style:rel-column-width="4195*"/>
    </style:style>
    <style:style style:name="Tabelle2.C" style:family="table-column">
      <style:table-column-properties style:column-width="1.582cm" style:rel-column-width="6089*"/>
    </style:style>
    <style:style style:name="Tabelle2.D" style:family="table-column">
      <style:table-column-properties style:column-width="7.876cm" style:rel-column-width="30310*"/>
    </style:style>
    <style:style style:name="Tabelle2.E" style:family="table-column">
      <style:table-column-properties style:column-width="1.427cm" style:rel-column-width="5491*"/>
    </style:style>
    <style:style style:name="Tabelle2.F" style:family="table-column">
      <style:table-column-properties style:column-width="2.2cm" style:rel-column-width="8465*"/>
    </style:style>
    <style:style style:name="Tabelle2.G" style:family="table-column">
      <style:table-column-properties style:column-width="1.898cm" style:rel-column-width="7306*"/>
    </style:style>
    <style:style style:name="Tabelle2.A1" style:family="table-cell">
      <style:table-cell-properties fo:padding="0.097cm" fo:border-left="none" fo:border-right="none" fo:border-top="none" fo:border-bottom="1pt solid #000000"/>
    </style:style>
    <style:style style:name="Tabelle2.A2" style:family="table-cell">
      <style:table-cell-properties fo:padding="0.097cm" fo:border="none"/>
    </style:style>
    <style:style style:name="Tabelle2.A3" style:family="table-cell">
      <style:table-cell-properties style:border-line-width-top="0.092cm 0.092cm 0.092cm" fo:padding="0.097cm" fo:border-left="none" fo:border-right="none" fo:border-top="7.8pt double #000000" fo:border-bottom="none"/>
    </style:style>
    <style:style style:name="Tabelle2.A5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Table_20_Contents">
      <style:text-properties style:font-name="Arial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7pt" fo:font-weight="bold" officeooo:rsid="0032d3e7" officeooo:paragraph-rsid="0032d3e7" style:font-size-asian="7pt" style:font-weight-asian="bold" style:font-size-complex="7pt" style:font-weight-complex="bold"/>
    </style:style>
    <style:style style:name="P3" style:family="paragraph" style:parent-style-name="Table_20_Contents">
      <style:text-properties style:font-name="Arial" fo:font-size="6pt" officeooo:rsid="00507b0d" officeooo:paragraph-rsid="00507b0d" style:font-size-asian="6pt" style:font-size-complex="6pt"/>
    </style:style>
    <style:style style:name="P4" style:family="paragraph" style:parent-style-name="Table_20_Contents">
      <style:text-properties style:font-name="Arial" fo:font-size="6pt" officeooo:rsid="0056e24b" officeooo:paragraph-rsid="0056e24b" style:font-size-asian="6pt" style:font-size-complex="6pt"/>
    </style:style>
    <style:style style:name="P5" style:family="paragraph" style:parent-style-name="Table_20_Contents">
      <style:text-properties style:font-name="Arial" fo:font-size="6pt" officeooo:rsid="0056e24b" officeooo:paragraph-rsid="005907b6" style:font-size-asian="6pt" style:font-size-complex="6pt"/>
    </style:style>
    <style:style style:name="P6" style:family="paragraph" style:parent-style-name="Table_20_Contents">
      <style:text-properties style:font-name="Arial" fo:font-size="6pt" officeooo:rsid="00581249" officeooo:paragraph-rsid="005907b6" style:font-size-asian="6pt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fo:font-weight="bold" officeooo:paragraph-rsid="004b7b14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fo:font-weight="bold" officeooo:rsid="0016b148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fo:font-weight="bold" officeooo:rsid="0047abf2" officeooo:paragraph-rsid="0047abf2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fo:font-weight="bold" officeooo:rsid="004fa151" officeooo:paragraph-rsid="004fa151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fo:font-weight="bold" officeooo:rsid="0052143e" officeooo:paragraph-rsid="0052143e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officeooo:paragraph-rsid="001aba1c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officeooo:rsid="0016b148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officeooo:rsid="0016b148" officeooo:paragraph-rsid="0016b148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officeooo:rsid="0016b148" officeooo:paragraph-rsid="004fa151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officeooo:rsid="0047abf2" officeooo:paragraph-rsid="0047abf2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officeooo:rsid="0017a9fd" officeooo:paragraph-rsid="003d57f3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officeooo:rsid="004fa151" officeooo:paragraph-rsid="004fa151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officeooo:rsid="0068e219" officeooo:paragraph-rsid="0068e219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fo:font-weight="normal" officeooo:rsid="00507b0d" officeooo:paragraph-rsid="00507b0d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text-properties fo:font-size="6pt" style:font-size-asian="6pt" style:font-size-complex="6pt"/>
    </style:style>
    <style:style style:name="P25" style:family="paragraph" style:parent-style-name="Table_20_Contents">
      <style:paragraph-properties fo:text-align="end" style:justify-single-word="false"/>
      <style:text-properties fo:font-size="6pt" officeooo:rsid="0032d3e7" officeooo:paragraph-rsid="0032d3e7" style:font-size-asian="6pt" style:font-size-complex="6pt"/>
    </style:style>
    <style:style style:name="P26" style:family="paragraph" style:parent-style-name="Table_20_Contents">
      <style:paragraph-properties fo:text-align="end" style:justify-single-word="false"/>
      <style:text-properties fo:font-size="6pt" officeooo:rsid="003855df" officeooo:paragraph-rsid="003855df" style:font-size-asian="6pt" style:font-size-complex="6pt"/>
    </style:style>
    <style:style style:name="P27" style:family="paragraph" style:parent-style-name="Table_20_Contents">
      <style:text-properties fo:font-style="normal" style:text-underline-style="none" fo:font-weight="normal" officeooo:rsid="0016b148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6pt" style:font-size-asian="6pt" style:font-size-complex="6pt"/>
    </style:style>
    <style:style style:name="P29" style:family="paragraph" style:parent-style-name="Standard">
      <style:paragraph-properties fo:line-height="150%" fo:text-align="start" style:justify-single-word="false"/>
      <style:text-properties style:font-name="Arial" fo:font-size="10pt" officeooo:paragraph-rsid="0017a9fd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1" style:family="paragraph" style:parent-style-name="Standard">
      <style:paragraph-properties fo:line-height="150%" fo:text-align="start" style:justify-single-word="false"/>
      <style:text-properties style:font-name="Arial" fo:font-size="10pt" officeooo:rsid="0017a9fd" officeooo:paragraph-rsid="0017a9fd" style:font-size-asian="10pt" style:font-size-complex="10pt"/>
    </style:style>
    <style:style style:name="P32" style:family="paragraph" style:parent-style-name="Standard">
      <style:paragraph-properties fo:line-height="150%" fo:text-align="start" style:justify-single-word="false"/>
      <style:text-properties style:font-name="Arial" fo:font-size="10pt" officeooo:rsid="0017a9fd" officeooo:paragraph-rsid="002b35d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/>
      <style:text-properties style:font-name="Arial" fo:font-size="10pt" officeooo:rsid="00393609" officeooo:paragraph-rsid="00393609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style:font-name="Arial" fo:font-size="10pt" officeooo:rsid="003958ab" officeooo:paragraph-rsid="003958ab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style:font-name="Arial" fo:font-size="10pt" officeooo:rsid="003be8c0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style:font-name="Arial" fo:font-size="7pt" style:font-size-asian="7pt" style:font-size-complex="7pt"/>
    </style:style>
    <style:style style:name="P37" style:family="paragraph" style:parent-style-name="Standard">
      <style:paragraph-properties fo:line-height="150%" fo:text-align="start" style:justify-single-word="false"/>
      <style:text-properties style:font-name="Arial" fo:font-size="12pt" fo:font-weight="bold" officeooo:rsid="00393609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39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0" style:family="paragraph">
      <style:paragraph-properties fo:text-align="center" style:writing-mode="lr-tb"/>
    </style:style>
    <style:style style:name="T1" style:family="text">
      <style:text-properties officeooo:rsid="00393609"/>
    </style:style>
    <style:style style:name="T2" style:family="text">
      <style:text-properties officeooo:rsid="00192f87"/>
    </style:style>
    <style:style style:name="T3" style:family="text">
      <style:text-properties style:font-name="Arial2"/>
    </style:style>
    <style:style style:name="T4" style:family="text">
      <style:text-properties officeooo:rsid="0017a9fd"/>
    </style:style>
    <style:style style:name="T5" style:family="text">
      <style:text-properties officeooo:rsid="0019fd46"/>
    </style:style>
    <style:style style:name="T6" style:family="text">
      <style:text-properties officeooo:rsid="003958ab"/>
    </style:style>
    <style:style style:name="T7" style:family="text">
      <style:text-properties officeooo:rsid="0045a27c"/>
    </style:style>
    <style:style style:name="T8" style:family="text">
      <style:text-properties officeooo:rsid="00494866"/>
    </style:style>
    <style:style style:name="T9" style:family="text">
      <style:text-properties officeooo:rsid="004fa151"/>
    </style:style>
    <style:style style:name="T10" style:family="text">
      <style:text-properties officeooo:rsid="00507b0d"/>
    </style:style>
    <style:style style:name="T11" style:family="text">
      <style:text-properties officeooo:rsid="0052d17b"/>
    </style:style>
    <style:style style:name="T12" style:family="text">
      <style:text-properties officeooo:rsid="0056b40d"/>
    </style:style>
    <style:style style:name="gr1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ame des Vereins" text:name="association.name"/>
        <text:user-field-decl office:value-type="string" office:string-value="Straße des Vereins" text:name="association.street"/>
        <text:user-field-decl office:value-type="string" office:string-value="PLZ des Vereins" text:name="association.zip"/>
        <text:user-field-decl office:value-type="string" office:string-value="Stadt des Vereins" text:name="association.city"/>
        <text:user-field-decl office:value-type="string" office:string-value="Telefonnummer des Vereins" text:name="association.phone"/>
        <text:user-field-decl office:value-type="string" office:string-value="Faxnummer des Vereins" text:name="association.fax"/>
        <text:user-field-decl office:value-type="string" office:string-value="Bank Name" text:name="association.bankName"/>
        <text:user-field-decl office:value-type="string" office:string-value="Kontoinhaber" text:name="association.accountOwner"/>
        <text:user-field-decl office:value-type="string" office:string-value="SWIFT Code" text:name="association.swift"/>
        <text:user-field-decl office:value-type="string" office:string-value="IBAN Code" text:name="association.iban"/>
        <text:user-field-decl office:value-type="string" office:string-value="Meister Proper" text:name="myVariableField"/>
        <text:user-field-decl office:value-type="string" office:string-value="Rechnungsnummer" text:name="invoice.doc.invoiceNo"/>
        <text:user-field-decl office:value-type="string" office:string-value="Rechnungsdatum" text:name="invoice.invoiceDate"/>
        <text:user-field-decl office:value-type="string" office:string-value="Vorname" text:name="member.firstname"/>
        <text:user-field-decl office:value-type="string" office:string-value="Nachname" text:name="member.lastname"/>
        <text:user-field-decl office:value-type="string" office:string-value="Straße" text:name="member.street"/>
        <text:user-field-decl office:value-type="string" office:string-value="PLZ" text:name="member.zip"/>
        <text:user-field-decl office:value-type="string" office:string-value="Ort" text:name="member.city"/>
        <text:user-field-decl office:value-type="string" office:string-value="Mitgliedsnummer" text:name="member.member_no"/>
        <text:user-field-decl office:value-type="string" office:string-value="Beschreibung" text:name="_item.description"/>
        <text:user-field-decl office:value-type="string" office:string-value="Gartennummer" text:name="garden.garden_no"/>
      </text:user-field-decls>
      <draw:line text:anchor-type="page" text:anchor-page-number="1" draw:z-index="0" draw:style-name="gr1" draw:text-style-name="P40" svg:x1="0.621cm" svg:y1="10.513cm" svg:x2="1.12cm" svg:y2="10.515cm">
        <text:p/>
      </draw:line>
      <text:p text:style-name="P38"/>
      <text:p text:style-name="P36"><text:span text:style-name="T4"><text:user-field-get text:name="association.name">Name des Vereins</text:user-field-get></text:span> <text:span text:style-name="T3">|</text:span> <text:span text:style-name="T4"><text:user-field-get text:name="association.street">Straße des Vereins</text:user-field-get></text:span> <text:span text:style-name="T3">|</text:span> <text:user-field-get text:name="association.zip">PLZ des Vereins</text:user-field-get><text:span text:style-name="T4"> </text:span><text:span text:style-name="T4"><text:user-field-get text:name="association.city">Stadt des Vereins</text:user-field-get></text:span></text:p>
      <text:p text:style-name="P28"/>
      <text:p text:style-name="P33">An</text:p>
      <text:p text:style-name="P32"><text:user-field-get text:name="member.firstname">Vorname</text:user-field-get> <text:user-field-get text:name="member.lastname">Nachname</text:user-field-get></text:p>
      <text:p text:style-name="P31"><text:user-field-get text:name="member.street">Straße</text:user-field-get></text:p>
      <text:p text:style-name="P29"><text:span text:style-name="T4"><text:user-field-get text:name="member.zip">PLZ</text:user-field-get></text:span> <text:span text:style-name="T4"><text:user-field-get text:name="member.city">Ort</text:user-field-get></text:span> </text:p>
      <text:p text:style-name="P37"/>
      <text:p text:style-name="P30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7">Rechnung</text:p>
          </table:table-cell>
          <table:table-cell table:style-name="Tabelle1.A1" office:value-type="string">
            <text:p text:style-name="P13">Kundennummer:</text:p>
          </table:table-cell>
          <table:table-cell table:style-name="Tabelle1.A1" office:value-type="string">
            <text:p text:style-name="P19"><text:user-field-get text:name="member.member_no">Mitgliedsnummer</text:user-field-get></text:p>
          </table:table-cell>
        </table:table-row>
        <table:table-row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21">Gartennummer:</text:p>
          </table:table-cell>
          <table:table-cell table:style-name="Tabelle1.A2" office:value-type="string">
            <text:p text:style-name="P21"><text:user-field-get text:name="garden.garden_no">Gartennummer</text:user-field-get></text:p>
          </table:table-cell>
        </table:table-row>
        <table:table-row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>Rechnungsnummer:</text:p>
          </table:table-cell>
          <table:table-cell table:style-name="Tabelle1.A2" office:value-type="string">
            <text:p text:style-name="P19"><text:user-field-get text:name="invoice.doc.invoiceNo">Rechnungsnummer</text:user-field-get></text:p>
          </table:table-cell>
        </table:table-row>
        <table:table-row>
          <table:table-cell table:style-name="Tabelle1.A4" office:value-type="string">
            <text:p text:style-name="P13"/>
          </table:table-cell>
          <table:table-cell table:style-name="Tabelle1.A4" office:value-type="string">
            <text:p text:style-name="P13"><text:span text:style-name="T1">Rechnungsd</text:span>atum:</text:p>
          </table:table-cell>
          <table:table-cell table:style-name="Tabelle1.A4" office:value-type="string">
            <text:p text:style-name="P19"><text:user-field-get text:name="invoice.invoiceDate">Rechnungsdatum</text:user-field-get></text:p>
          </table:table-cell>
        </table:table-row>
      </table:table>
      <text:p text:style-name="P30"/>
      <text:p text:style-name="P30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row>
          <table:table-cell table:style-name="Tabelle2.A1" office:value-type="string">
            <text:p text:style-name="P9">Pos</text:p>
          </table:table-cell>
          <table:table-cell table:style-name="Tabelle2.A1" table:number-columns-spanned="2" office:value-type="string">
            <text:p text:style-name="P11">Menge</text:p>
          </table:table-cell>
          <table:covered-table-cell/>
          <table:table-cell table:style-name="Tabelle2.A1" office:value-type="string">
            <text:p text:style-name="P7">Beschreibung</text:p>
          </table:table-cell>
          <table:table-cell table:style-name="Tabelle2.A1" office:value-type="string">
            <text:p text:style-name="P10"><text:span text:style-name="T10">Ust</text:span>.</text:p>
          </table:table-cell>
          <table:table-cell table:style-name="Tabelle2.A1" office:value-type="string">
            <text:p text:style-name="P11">Einzelpreis</text:p>
            <text:p text:style-name="P12">EUR</text:p>
          </table:table-cell>
          <table:table-cell table:style-name="Tabelle2.A1" office:value-type="string">
            <text:p text:style-name="P11">Gesamt</text:p>
            <text:p text:style-name="P12">EUR</text:p>
          </table:table-cell>
        </table:table-row>
        <table:table-row>
          <table:table-cell table:style-name="Tabelle2.A2" office:value-type="string">
            <text:p text:style-name="P14"><text:bookmark-start text:name="__DdeLink__562_1334606147"/><text:span text:style-name="T5">&lt;</text:span><text:a xlink:type="simple" xlink:href="mailto:%25@repeat"><text:span text:style-name="T5">%</text:span></text:a><text:a xlink:type="simple" xlink:href="mailto:%25@repeat"><text:span text:style-name="T5">@</text:span></text:a><text:a xlink:type="simple" xlink:href="mailto:%25@repeat"><text:span text:style-name="T5">repeat</text:span></text:a><text:span text:style-name="T5">=item,what=row,el=invoice.doc.invoiceItems%&gt;&lt;%#item.pos%&gt;</text:span><text:bookmark-end text:name="__DdeLink__562_1334606147"/></text:p>
          </table:table-cell>
          <table:table-cell table:style-name="Tabelle2.A2" office:value-type="string">
            <text:p text:style-name="P15">&lt;%#item.<text:span text:style-name="T11">units</text:span>%&gt;</text:p>
          </table:table-cell>
          <table:table-cell table:style-name="Tabelle2.A2" office:value-type="string">
            <text:p text:style-name="P20">&lt;%#item.unitType%&gt;</text:p>
          </table:table-cell>
          <table:table-cell table:style-name="Tabelle2.A2" office:value-type="string">
            <text:p text:style-name="P27">&lt;%#item.description%&gt;</text:p>
          </table:table-cell>
          <table:table-cell table:style-name="Tabelle2.A2" office:value-type="string">
            <text:p text:style-name="P18">&lt;%#item.<text:span text:style-name="T8">vat</text:span>%&gt;%</text:p>
          </table:table-cell>
          <table:table-cell table:style-name="Tabelle2.A2" office:value-type="string">
            <text:p text:style-name="P17">&lt;%#item.amount%&gt;</text:p>
          </table:table-cell>
          <table:table-cell table:style-name="Tabelle2.A2" office:value-type="string">
            <text:p text:style-name="P15"><text:bookmark-start text:name="__DdeLink__856_1686803463"/>&lt;%#item.<text:span text:style-name="T9">totalFormatted</text:span>%&gt;<text:bookmark-end text:name="__DdeLink__856_1686803463"/></text:p>
          </table:table-cell>
        </table:table-row>
        <table:table-row>
          <table:table-cell table:style-name="Tabelle2.A3" office:value-type="string">
            <text:p text:style-name="P7"/>
          </table:table-cell>
          <table:table-cell table:style-name="Tabelle2.A3" table:number-columns-spanned="5" office:value-type="string">
            <text:p text:style-name="P7">Gesamt <text:span text:style-name="T9">N</text:span>etto:</text:p>
          </table:table-cell>
          <table:covered-table-cell/>
          <table:covered-table-cell/>
          <table:covered-table-cell/>
          <table:covered-table-cell/>
          <table:table-cell table:style-name="Tabelle2.A3" office:value-type="string">
            <text:p text:style-name="P16">&lt;%invoice.<text:span text:style-name="T7">doc.netT</text:span>otal%&gt;</text:p>
          </table:table-cell>
        </table:table-row>
        <table:table-row>
          <table:table-cell table:style-name="Tabelle2.A2" office:value-type="string">
            <text:p text:style-name="P8"><text:span text:style-name="T5">&lt;</text:span><text:a xlink:type="simple" xlink:href="mailto:%25@repeat"><text:span text:style-name="T5">%</text:span></text:a><text:a xlink:type="simple" xlink:href="mailto:%25@repeat"><text:span text:style-name="T5">@</text:span></text:a><text:a xlink:type="simple" xlink:href="mailto:%25@repeat"><text:span text:style-name="T5">repe</text:span></text:a><text:a xlink:type="simple" xlink:href="mailto:%25@repeat"><text:span text:style-name="T5">a</text:span></text:a><text:soft-page-break/><text:a xlink:type="simple" xlink:href="mailto:%25@repeat"><text:span text:style-name="T5">t</text:span></text:a><text:span text:style-name="T5">=taxItem,what=row,el=invoice.doc.taxItems%&gt;</text:span></text:p>
          </table:table-cell>
          <table:table-cell table:style-name="Tabelle2.A2" table:number-columns-spanned="4" office:value-type="string">
            <text:p text:style-name="P23"><text:span text:style-name="T10">zzgl. &lt;%#taxItem.vat%&gt;</text:span>% <text:span text:style-name="T10">Ust. auf</text:span></text:p>
          </table:table-cell>
          <table:covered-table-cell/>
          <table:covered-table-cell/>
          <table:covered-table-cell/>
          <table:table-cell table:style-name="Tabelle2.A2" office:value-type="string">
            <text:p text:style-name="P22">&lt;%#taxItem.netAmount<text:soft-page-break/>%&gt;</text:p>
          </table:table-cell>
          <table:table-cell table:style-name="Tabelle2.A2" office:value-type="string">
            <text:p text:style-name="P22">&lt;%#taxItem.vatAmoun<text:soft-page-break/>t%&gt;</text:p>
          </table:table-cell>
        </table:table-row>
        <table:table-row>
          <table:table-cell table:style-name="Tabelle2.A5" office:value-type="string">
            <text:p text:style-name="P7"/>
          </table:table-cell>
          <table:table-cell table:style-name="Tabelle2.A5" table:number-columns-spanned="5" office:value-type="string">
            <text:p text:style-name="P7">Gesamt <text:span text:style-name="T12">B</text:span>rutto:</text:p>
          </table:table-cell>
          <table:covered-table-cell/>
          <table:covered-table-cell/>
          <table:covered-table-cell/>
          <table:covered-table-cell/>
          <table:table-cell table:style-name="Tabelle2.A5" office:value-type="string">
            <text:p text:style-name="P16">&lt;%invoice.<text:span text:style-name="T7">doc.grossT</text:span>otal%&gt;</text:p>
          </table:table-cell>
        </table:table-row>
      </table:table>
      <text:p text:style-name="P30"/>
      <text:p text:style-name="P30"/>
      <text:p text:style-name="P34"><text:span text:style-name="T10">Zahlbar innerhalb</text:span> 30 Tage<text:span text:style-name="T10">n</text:span> ohne Ab<text:span text:style-name="T10">zug</text:span></text:p>
      <text:p text:style-name="P30"/>
      <text:p text:style-name="P30">Bitte überweisen Sie den offenen Rechnungsbetrag der Rechnung <text:span text:style-name="T2"><text:user-field-get text:name="invoice.doc.invoiceNo">Rechnungsnummer</text:user-field-get></text:span> vom <text:user-field-get text:name="invoice.invoiceDate">Rechnungsdatum</text:user-field-get> <text:span text:style-name="T6">auf </text:span>unser Konto.</text:p>
      <text:p text:style-name="P35"/>
      <text:p text:style-name="P30"/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8.334cm" style:rel-column-width="32105*"/>
    </style:style>
    <style:style style:name="Tabelle3.B" style:family="table-column">
      <style:table-column-properties style:column-width="4.339cm" style:rel-column-width="16715*"/>
    </style:style>
    <style:style style:name="Tabelle3.1" style:family="table-row">
      <style:table-row-properties style:min-row-height="0.101cm"/>
    </style:style>
    <style:style style:name="Tabelle3.A1" style:family="table-cell">
      <style:table-cell-properties fo:padding="0.097cm" fo:border="none"/>
    </style:style>
    <style:style style:name="Tabelle4" style:family="table">
      <style:table-properties style:width="17.004cm" fo:margin-left="0cm" table:align="left"/>
    </style:style>
    <style:style style:name="Tabelle4.A" style:family="table-column">
      <style:table-column-properties style:column-width="2.007cm"/>
    </style:style>
    <style:style style:name="Tabelle4.B" style:family="table-column">
      <style:table-column-properties style:column-width="3.898cm"/>
    </style:style>
    <style:style style:name="Tabelle4.C" style:family="table-column">
      <style:table-column-properties style:column-width="1.873cm"/>
    </style:style>
    <style:style style:name="Tabelle4.D" style:family="table-column">
      <style:table-column-properties style:column-width="9.225cm"/>
    </style:style>
    <style:style style:name="Tabelle4.A1" style:family="table-cell">
      <style:table-cell-properties fo:padding="0.097cm" fo:border-left="none" fo:border-right="none" fo:border-top="0.05pt solid #808080" fo:border-bottom="none"/>
    </style:style>
    <style:style style:name="Tabelle4.A2" style:family="table-cell">
      <style:table-cell-properties fo:padding="0.097cm" fo:border="none"/>
    </style:style>
    <style:style style:name="MP1" style:family="paragraph" style:parent-style-name="Table_20_Contents">
      <style:text-properties style:font-name="Arial" fo:font-size="15pt" fo:font-weight="bold" style:font-size-asian="15pt" style:font-weight-asian="bold" style:font-size-complex="15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7pt" fo:font-weight="bold" officeooo:rsid="0032d3e7" officeooo:paragraph-rsid="0032d3e7" style:font-size-asian="7pt" style:font-weight-asian="bold" style:font-size-complex="7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font-size="6pt" officeooo:rsid="0032d3e7" officeooo:paragraph-rsid="0032d3e7" style:font-size-asian="6pt" style:font-size-complex="6pt"/>
    </style:style>
    <style:style style:name="MP4" style:family="paragraph" style:parent-style-name="Table_20_Contents">
      <style:text-properties fo:font-size="6pt" style:font-size-asian="6pt" style:font-size-complex="6pt"/>
    </style:style>
    <style:style style:name="MP5" style:family="paragraph" style:parent-style-name="Table_20_Contents">
      <style:paragraph-properties fo:text-align="end" style:justify-single-word="false"/>
      <style:text-properties fo:font-size="6pt" officeooo:rsid="003855df" officeooo:paragraph-rsid="003855df" style:font-size-asian="6pt" style:font-size-complex="6pt"/>
    </style:style>
    <style:style style:name="MP6" style:family="paragraph" style:parent-style-name="Table_20_Contents">
      <style:text-properties style:font-name="Arial" fo:font-size="6pt" officeooo:rsid="00507b0d" officeooo:paragraph-rsid="00507b0d" style:font-size-asian="6pt" style:font-size-complex="6pt"/>
    </style:style>
    <style:style style:name="MP7" style:family="paragraph" style:parent-style-name="Table_20_Contents">
      <style:text-properties style:font-name="Arial" fo:font-size="6pt" officeooo:rsid="0056e24b" officeooo:paragraph-rsid="0056e24b" style:font-size-asian="6pt" style:font-size-complex="6pt"/>
    </style:style>
    <style:style style:name="MP8" style:family="paragraph" style:parent-style-name="Table_20_Contents">
      <style:text-properties style:font-name="Arial" fo:font-size="6pt" officeooo:rsid="00581249" officeooo:paragraph-rsid="005907b6" style:font-size-asian="6pt" style:font-size-complex="6pt"/>
    </style:style>
    <style:style style:name="MP9" style:family="paragraph" style:parent-style-name="Table_20_Contents">
      <style:text-properties style:font-name="Arial" fo:font-size="6pt" officeooo:rsid="0056e24b" officeooo:paragraph-rsid="005907b6" style:font-size-asian="6pt" style:font-size-complex="6pt"/>
    </style:style>
    <style:style style:name="MT1" style:family="text">
      <style:text-properties officeooo:rsid="0039360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e3" table:style-name="Tabelle3">
          <table:table-column table:style-name="Tabelle3.A"/>
          <table:table-column table:style-name="Tabelle3.B" table:number-columns-repeated="2"/>
          <table:table-row table:style-name="Tabelle3.1">
            <table:table-cell table:style-name="Tabelle3.A1" table:number-rows-spanned="6" office:value-type="string">
              <text:p text:style-name="MP1"><text:s/><text:span text:style-name="MT1">&lt;%img:association.logo%&gt;</text:span></text:p>
            </table:table-cell>
            <table:table-cell table:style-name="Tabelle3.A1" office:value-type="string">
              <text:p text:style-name="MP2"/>
            </table:table-cell>
            <table:table-cell table:style-name="Tabelle3.A1" office:value-type="string">
              <text:p text:style-name="MP2"><text:user-field-get text:name="association.name">Name des Vereins</text:user-field-get></text:p>
            </table:table-cell>
          </table:table-row>
          <table:table-row table:style-name="Tabelle3.1">
            <table:covered-table-cell/>
            <table:table-cell table:style-name="Tabelle3.A1" office:value-type="string">
              <text:p text:style-name="MP3"/>
            </table:table-cell>
            <table:table-cell table:style-name="Tabelle3.A1" office:value-type="string">
              <text:p text:style-name="MP3"><text:user-field-get text:name="association.street">Straße des Vereins</text:user-field-get></text:p>
            </table:table-cell>
          </table:table-row>
          <table:table-row table:style-name="Tabelle3.1">
            <table:covered-table-cell/>
            <table:table-cell table:style-name="Tabelle3.A1" office:value-type="string">
              <text:p text:style-name="MP3"/>
            </table:table-cell>
            <table:table-cell table:style-name="Tabelle3.A1" office:value-type="string">
              <text:p text:style-name="MP3"><text:user-field-get text:name="association.zip">PLZ des Vereins</text:user-field-get> <text:user-field-get text:name="association.city">Stadt des Vereins</text:user-field-get></text:p>
            </table:table-cell>
          </table:table-row>
          <table:table-row table:style-name="Tabelle3.1">
            <table:covered-table-cell/>
            <table:table-cell table:style-name="Tabelle3.A1" office:value-type="string">
              <text:p text:style-name="MP4"/>
            </table:table-cell>
            <table:table-cell table:style-name="Tabelle3.A1" office:value-type="string">
              <text:p text:style-name="MP4"/>
            </table:table-cell>
          </table:table-row>
          <table:table-row table:style-name="Tabelle3.1">
            <table:covered-table-cell/>
            <table:table-cell table:style-name="Tabelle3.A1" office:value-type="string">
              <text:p text:style-name="MP4"/>
            </table:table-cell>
            <table:table-cell table:style-name="Tabelle3.A1" office:value-type="string">
              <text:p text:style-name="MP5">Phone: <text:user-field-get text:name="association.phone">Telefonnummer des Vereins</text:user-field-get></text:p>
            </table:table-cell>
          </table:table-row>
          <table:table-row table:style-name="Tabelle3.1">
            <table:covered-table-cell/>
            <table:table-cell table:style-name="Tabelle3.A1" office:value-type="string">
              <text:p text:style-name="MP4"/>
            </table:table-cell>
            <table:table-cell table:style-name="Tabelle3.A1" office:value-type="string">
              <text:p text:style-name="MP5">Fax: <text:user-field-get text:name="association.fax">Faxnummer des Vereins</text:user-field-get></text:p>
            </table:table-cell>
          </table:table-row>
        </table:table>
        <text:p text:style-name="Header"/>
      </style:header>
      <style:footer>
        <table:table table:name="Tabelle4" table:style-name="Tabelle4">
          <table:table-column table:style-name="Tabelle4.A"/>
          <table:table-column table:style-name="Tabelle4.B"/>
          <table:table-column table:style-name="Tabelle4.C"/>
          <table:table-column table:style-name="Tabelle4.D"/>
          <table:table-row>
            <table:table-cell table:style-name="Tabelle4.A1" office:value-type="string">
              <text:p text:style-name="MP6">Bankverbindung:</text:p>
            </table:table-cell>
            <table:table-cell table:style-name="Tabelle4.A1" office:value-type="string">
              <text:p text:style-name="MP7"><text:user-field-get text:name="association.bankName">Bank Name</text:user-field-get></text:p>
            </table:table-cell>
            <table:table-cell table:style-name="Tabelle4.A1" office:value-type="string">
              <text:p text:style-name="MP8">Eigentümer:</text:p>
            </table:table-cell>
            <table:table-cell table:style-name="Tabelle4.A1" office:value-type="string">
              <text:p text:style-name="MP8"><text:user-field-get text:name="association.accountOwner">Kontoinhaber</text:user-field-get></text:p>
            </table:table-cell>
          </table:table-row>
          <table:table-row>
            <table:table-cell table:style-name="Tabelle4.A2" office:value-type="string">
              <text:p text:style-name="MP8"><text:bookmark-start text:name="__DdeLink__614_1400526456"/>Swift:<text:bookmark-end text:name="__DdeLink__614_1400526456"/></text:p>
            </table:table-cell>
            <table:table-cell table:style-name="Tabelle4.A2" office:value-type="string">
              <text:p text:style-name="MP9"><text:user-field-get text:name="association.swift">SWIFT Code</text:user-field-get></text:p>
            </table:table-cell>
            <table:table-cell table:style-name="Tabelle4.A2" office:value-type="string">
              <text:p text:style-name="MP8">Iban:</text:p>
            </table:table-cell>
            <table:table-cell table:style-name="Tabelle4.A2" office:value-type="string">
              <text:p text:style-name="MP9"><text:user-field-get text:name="association.iban">IBAN Code</text:user-field-ge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0T20:47:30</meta:creation-date>
    <meta:generator>LibreOffice/4.1.2.3$MacOSX_x86 LibreOffice_project/40b2d7fde7e8d2d7bc5a449dc65df4d08a7dd38</meta:generator>
    <meta:editing-duration>P2DT2H35M8S</meta:editing-duration>
    <meta:editing-cycles>71</meta:editing-cycles>
    <meta:initial-creator>Torsten Uhlmann</meta:initial-creator>
    <dc:date>2013-12-21T17:31:33.003227000</dc:date>
    <dc:creator>Torsten Uhlmann</dc:creator>
    <meta:printed-by>Torsten Uhlmann</meta:printed-by>
    <meta:print-date>2012-11-12T11:07:31</meta:print-date>
    <meta:document-statistic meta:table-count="4" meta:image-count="0" meta:object-count="0" meta:page-count="2" meta:paragraph-count="53" meta:word-count="109" meta:character-count="1029" meta:non-whitespace-character-count="971"/>
    <meta:user-defined meta:name="Rechnungsnummer">???</meta:user-defined>
  </office:meta>
</office:document-meta>
</file>